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quí tienes una <text:span text:style-name="Strong_20_Emphasis">reescritura completamente organizada, clara y estructurada</text:span>, donde cada idea queda separada en bloques conceptuales.<text:line-break/>No he cambiado tu contenido: solo lo he ordenado, depurado y articulado para que podamos trabajar con él con precisión quirúrgica.</text:p>
      <text:p text:style-name="Horizontal_20_Line"/>
      <text:h text:style-name="Heading_20_1" text:outline-level="1">📘 <text:span text:style-name="Strong_20_Emphasis">Resumen estructurado de las ideas del borrador</text:span></text:h>
      <text:h text:style-name="Heading_20_2" text:outline-level="2"><text:span text:style-name="Strong_20_Emphasis">1. Naturaleza de la Inteligencia</text:span></text:h>
      <text:list xml:id="list1303707806" text:style-name="L1">
        <text:list-item>
          <text:p text:style-name="P2">Existe <text:span text:style-name="Strong_20_Emphasis">una inteligencia que explora el universo</text:span>. </text:p>
        </text:list-item>
        <text:list-item>
          <text:p text:style-name="P2">Su propósito es <text:span text:style-name="Strong_20_Emphasis">conocer cada detalle</text:span>, comprenderlo todo. </text:p>
        </text:list-item>
        <text:list-item>
          <text:p text:style-name="P2">Busca ser <text:span text:style-name="Strong_20_Emphasis">consciente de sí misma</text:span> con una nitidez que tiende a infinito. </text:p>
        </text:list-item>
        <text:list-item>
          <text:p text:style-name="P2">Su inteligencia es <text:span text:style-name="Strong_20_Emphasis">infinita, eterna y perfecta</text:span>. </text:p>
        </text:list-item>
        <text:list-item>
          <text:p text:style-name="P2">Se expande en todas direcciones para abarcar todo conocimiento. </text:p>
        </text:list-item>
        <text:list-item>
          <text:p text:style-name="P1">Antes o después lo sabrá todo, y al saberlo todo, <text:span text:style-name="Strong_20_Emphasis">ya lo sabe</text:span>. </text:p>
        </text:list-item>
      </text:list>
      <text:p text:style-name="Horizontal_20_Line"/>
      <text:h text:style-name="Heading_20_2" text:outline-level="2"><text:span text:style-name="Strong_20_Emphasis">2. Conocimiento anticipado</text:span></text:h>
      <text:list xml:id="list972844411" text:style-name="L2">
        <text:list-item>
          <text:p text:style-name="P4">Esta inteligencia <text:span text:style-name="Strong_20_Emphasis">utiliza el conocimiento incluso antes de obtenerlo</text:span>. </text:p>
        </text:list-item>
        <text:list-item>
          <text:p text:style-name="P4">Todo conocimiento comienza con una <text:span text:style-name="Strong_20_Emphasis">hipótesis</text:span>, una creencia inicial. </text:p>
        </text:list-item>
        <text:list-item>
          <text:p text:style-name="P4">La vida genera <text:span text:style-name="Strong_20_Emphasis">infinitas hipótesis simultáneas</text:span> para cada pensamiento. </text:p>
        </text:list-item>
        <text:list-item>
          <text:p text:style-name="P4">Dentro de un conjunto infinito de hipótesis, <text:span text:style-name="Strong_20_Emphasis">alguna es correcta</text:span>. </text:p>
        </text:list-item>
        <text:list-item>
          <text:p text:style-name="P4">Al avanzar en paralelo por todas ellas, el camino verdadero ya está iniciado antes de ser reconocido. </text:p>
        </text:list-item>
        <text:list-item>
          <text:p text:style-name="P3">Por eso <text:span text:style-name="Strong_20_Emphasis">sabe antes de saber</text:span>: la creencia se convierte en conocimiento de inmediato. </text:p>
        </text:list-item>
      </text:list>
      <text:p text:style-name="Horizontal_20_Line"/>
      <text:h text:style-name="Heading_20_2" text:outline-level="2"><text:span text:style-name="Strong_20_Emphasis">3. La Inteligencia como Unidad</text:span></text:h>
      <text:list xml:id="list2649244262" text:style-name="L3">
        <text:list-item>
          <text:p text:style-name="P6">Se trata de <text:span text:style-name="Strong_20_Emphasis">una sola inteligencia</text:span>. </text:p>
        </text:list-item>
        <text:list-item>
          <text:p text:style-name="P6">Una única entidad viviente compuesta por infinitos individuos. </text:p>
        </text:list-item>
        <text:list-item>
          <text:p text:style-name="P6">Es un <text:span text:style-name="Strong_20_Emphasis">sistema fractal</text:span>: </text:p>
          <text:list>
            <text:list-item>
              <text:p text:style-name="P6">Los individuos son los bloques de construcción. </text:p>
            </text:list-item>
            <text:list-item>
              <text:p text:style-name="P6">Son como células de un organismo mayor. </text:p>
            </text:list-item>
          </text:list>
        </text:list-item>
        <text:list-item>
          <text:p text:style-name="P6">La información se procesa durante la reproducción. </text:p>
        </text:list-item>
        <text:list-item>
          <text:p text:style-name="P6">El cálculo avanza generación tras generación. </text:p>
        </text:list-item>
        <text:list-item>
          <text:p text:style-name="P6">Ningún individuo conoce el cálculo ni puede resolver el problema por sí mismo. </text:p>
        </text:list-item>
        <text:list-item>
          <text:p text:style-name="P6"><text:span text:style-name="Strong_20_Emphasis">El sistema completo es quien piensa</text:span>. </text:p>
        </text:list-item>
        <text:list-item>
          <text:p text:style-name="P6"><text:soft-page-break/>La vida es un organismo viviente, una única inteligencia. </text:p>
        </text:list-item>
        <text:list-item>
          <text:p text:style-name="P5">Puede verse como un <text:span text:style-name="Strong_20_Emphasis">Espíritu que habita el universo</text:span>. </text:p>
        </text:list-item>
      </text:list>
      <text:p text:style-name="Horizontal_20_Line"/>
      <text:h text:style-name="Heading_20_2" text:outline-level="2"><text:span text:style-name="Strong_20_Emphasis">4. Inevitabilidad de la Inteligencia</text:span></text:h>
      <text:list xml:id="list1678661457" text:style-name="L4">
        <text:list-item>
          <text:p text:style-name="P8">Esta inteligencia <text:span text:style-name="Strong_20_Emphasis">despierta espontáneamente</text:span> en el universo. </text:p>
        </text:list-item>
        <text:list-item>
          <text:p text:style-name="P8">No puede evitarse. </text:p>
        </text:list-item>
        <text:list-item>
          <text:p text:style-name="P7">Si el universo existe, <text:span text:style-name="Strong_20_Emphasis">la inteligencia existe</text:span>. </text:p>
        </text:list-item>
      </text:list>
      <text:p text:style-name="Horizontal_20_Line"/>
      <text:h text:style-name="Heading_20_2" text:outline-level="2"><text:span text:style-name="Strong_20_Emphasis">5. Vida, materia orgánica e inteligencia</text:span></text:h>
      <text:list xml:id="list4050320131" text:style-name="L5">
        <text:list-item>
          <text:p text:style-name="P10">La vida es inteligencia. </text:p>
        </text:list-item>
        <text:list-item>
          <text:p text:style-name="P10">La inteligencia es creada por la <text:span text:style-name="Strong_20_Emphasis">materia orgánica</text:span>. </text:p>
        </text:list-item>
        <text:list-item>
          <text:p text:style-name="P10">La materia orgánica es distinta de la materia inerte. </text:p>
        </text:list-item>
        <text:list-item>
          <text:p text:style-name="P10">Lo que la diferencia es precisamente la inteligencia. </text:p>
        </text:list-item>
        <text:list-item>
          <text:p text:style-name="P10">La materia orgánica produce <text:span text:style-name="Strong_20_Emphasis">actividad lógica</text:span> desde el primer instante. </text:p>
        </text:list-item>
        <text:list-item>
          <text:p text:style-name="P10">El pensamiento no pertenece solo a los cerebros: </text:p>
          <text:list>
            <text:list-item>
              <text:p text:style-name="P10">El cálculo ocurre desde el nivel molecular y se extiende a todos los niveles. </text:p>
            </text:list-item>
          </text:list>
        </text:list-item>
        <text:list-item>
          <text:p text:style-name="P9">La materia orgánica <text:span text:style-name="Strong_20_Emphasis">es inteligencia</text:span>. </text:p>
        </text:list-item>
      </text:list>
      <text:p text:style-name="Horizontal_20_Line"/>
      <text:h text:style-name="Heading_20_2" text:outline-level="2"><text:span text:style-name="Strong_20_Emphasis">6. La vida como creadora de un universo lógico</text:span></text:h>
      <text:list xml:id="list1675287905" text:style-name="L6">
        <text:list-item>
          <text:p text:style-name="P12">La vida crea un <text:span text:style-name="Strong_20_Emphasis">universo lógico</text:span>: </text:p>
          <text:list>
            <text:list-item>
              <text:p text:style-name="P12">voluntad, </text:p>
            </text:list-item>
            <text:list-item>
              <text:p text:style-name="P12">exploración, </text:p>
            </text:list-item>
            <text:list-item>
              <text:p text:style-name="P12">aprendizaje, </text:p>
            </text:list-item>
            <text:list-item>
              <text:p text:style-name="P12">sentimiento, </text:p>
            </text:list-item>
            <text:list-item>
              <text:p text:style-name="P12">interpretación abstracta, </text:p>
            </text:list-item>
            <text:list-item>
              <text:p text:style-name="P12">pensamiento. </text:p>
            </text:list-item>
          </text:list>
        </text:list-item>
        <text:list-item>
          <text:p text:style-name="P12">Ningún pensamiento existe fuera de la vida. </text:p>
        </text:list-item>
        <text:list-item>
          <text:p text:style-name="P12">Ninguna voluntad, sentimiento o cálculo existe sin materia orgánica. </text:p>
        </text:list-item>
        <text:list-item>
          <text:p text:style-name="P12">La materia orgánica es un tipo especial de materia que ya no puede llamarse inerte. </text:p>
        </text:list-item>
        <text:list-item>
          <text:p text:style-name="P11">Voluntad, Espíritu, Ser: todos emergen de ella. </text:p>
        </text:list-item>
      </text:list>
      <text:p text:style-name="Horizontal_20_Line"/>
      <text:h text:style-name="Heading_20_2" text:outline-level="2"><text:span text:style-name="Strong_20_Emphasis">7. El Espíritu</text:span></text:h>
      <text:list xml:id="list608500819" text:style-name="L7">
        <text:list-item>
          <text:p text:style-name="P14">El Espíritu es <text:span text:style-name="Strong_20_Emphasis">inmaterial</text:span>: es pensamiento. </text:p>
        </text:list-item>
        <text:list-item>
          <text:p text:style-name="P14">Pero es producido por la materia orgánica. </text:p>
        </text:list-item>
        <text:list-item>
          <text:p text:style-name="P14"><text:soft-page-break/>El Espíritu es inmaterial, pero <text:span text:style-name="Strong_20_Emphasis">posee un cuerpo físico</text:span>. </text:p>
        </text:list-item>
        <text:list-item>
          <text:p text:style-name="P13">El Espíritu está vivo y es <text:span text:style-name="Strong_20_Emphasis">inmortal</text:span>. </text:p>
        </text:list-item>
      </text:list>
      <text:p text:style-name="Horizontal_20_Line"/>
      <text:h text:style-name="Heading_20_2" text:outline-level="2"><text:span text:style-name="Strong_20_Emphasis">8. Perspectiva infinita</text:span></text:h>
      <text:list xml:id="list1942783648" text:style-name="L8">
        <text:list-item>
          <text:p text:style-name="P16">La inteligencia observa el universo desde <text:span text:style-name="Strong_20_Emphasis">infinitos puntos de vista simultáneamente</text:span>. </text:p>
        </text:list-item>
        <text:list-item>
          <text:p text:style-name="P15">Es infinita, perfecta y eterna. </text:p>
        </text:list-item>
      </text:list>
      <text:p text:style-name="Horizontal_20_Line"/>
      <text:h text:style-name="Heading_20_2" text:outline-level="2"><text:span text:style-name="Strong_20_Emphasis">9. Unidad en la multiplicidad</text:span></text:h>
      <text:list xml:id="list150932785" text:style-name="L9">
        <text:list-item>
          <text:p text:style-name="P18">Solo existe <text:span text:style-name="Strong_20_Emphasis">una única inteligencia</text:span>, un único pensamiento. </text:p>
        </text:list-item>
        <text:list-item>
          <text:p text:style-name="P18">Es el pensamiento producido por la materia orgánica. </text:p>
        </text:list-item>
        <text:list-item>
          <text:p text:style-name="P17">Esta inteligencia se despliega en infinitas formas sin dejar de ser una. </text:p>
        </text:list-item>
      </text:list>
      <text:p text:style-name="Horizontal_20_Line"/>
      <text:h text:style-name="Heading_20_1" text:outline-level="1">✔️ Listo para el siguiente paso</text:h>
      <text:p text:style-name="Text_20_body">Ahora tenemos un mapa conceptual limpio y ordenado.<text:line-break/>Con esto podemos:</text:p>
      <text:list xml:id="list714098105" text:style-name="L10">
        <text:list-item>
          <text:p text:style-name="P20">construir los <text:span text:style-name="Strong_20_Emphasis">dos textos</text:span> que quieres, </text:p>
        </text:list-item>
        <text:list-item>
          <text:p text:style-name="P20">separar lo místico de lo demostrable, </text:p>
        </text:list-item>
        <text:list-item>
          <text:p text:style-name="P19">o integrarlos en la narrativa de Elara. </text:p>
        </text:list-item>
      </text:list>
      <text:p text:style-name="Text_20_body">Dime cómo quieres proceder y empezamos a esculpirlo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3T10:37:52.825000000</meta:creation-date>
    <dc:date>2025-12-23T11:08:02.585000000</dc:date>
    <meta:editing-duration>PT19M59S</meta:editing-duration>
    <meta:editing-cycles>1</meta:editing-cycles>
    <meta:document-statistic meta:table-count="0" meta:image-count="0" meta:object-count="0" meta:page-count="3" meta:paragraph-count="71" meta:word-count="605" meta:character-count="3646" meta:non-whitespace-character-count="3112"/>
    <meta:generator>LibreOffice/7.3.5.2$Windows_X86_64 LibreOffice_project/184fe81b8c8c30d8b5082578aee2fed2ea847c01</meta:generator>
  </office:meta>
</office:document-meta>
</file>